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7in" svg:y="0.2173in">
            <draw:object draw:notify-on-update-of-ranges="Sheet1.A2:Sheet1.A21 Sheet1.B2:Sheet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8177in" svg:y="7.6803in">
            <draw:object draw:notify-on-update-of-ranges="Sheet1.A44:Sheet1.A63 Sheet1.B44:Sheet1.B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1.8177in" svg:y="3.9504in">
            <draw:object draw:notify-on-update-of-ranges="Sheet1.A23:Sheet1.A42 Sheet1.B23:Sheet1.B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dd Test: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28.14" calcext:value-type="float">
            <text:p>2728.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10.839" calcext:value-type="float">
            <text:p>2110.83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1191.0371" calcext:value-type="float">
            <text:p>-1191.037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829.9463" calcext:value-type="float">
            <text:p>-829.94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7894.1845" calcext:value-type="float">
            <text:p>-7894.184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-6997.1654" calcext:value-type="float">
            <text:p>-6997.165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-5501.9862" calcext:value-type="float">
            <text:p>-5501.986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12.8894" calcext:value-type="float">
            <text:p>412.889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104.853" calcext:value-type="float">
            <text:p>6104.85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-4048.2786" calcext:value-type="float">
            <text:p>-4048.278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8113.0265" calcext:value-type="float">
            <text:p>8113.026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-2921.1693" calcext:value-type="float">
            <text:p>-2921.1693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-10321.4589" calcext:value-type="float">
            <text:p>-10321.458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-12484.9586" calcext:value-type="float">
            <text:p>-12484.958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-9969.8956" calcext:value-type="float">
            <text:p>-9969.895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-16490.2921" calcext:value-type="float">
            <text:p>-16490.2921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-15129.2108" calcext:value-type="float">
            <text:p>-15129.210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-2733.8933" calcext:value-type="float">
            <text:p>-2733.893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-15846.9853" calcext:value-type="float">
            <text:p>-15846.985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-18888.7006" calcext:value-type="float">
            <text:p>-18888.7006</text:p>
          </table:table-cell>
        </table:table-row>
        <table:table-row table:style-name="ro1">
          <table:table-cell office:value-type="string" calcext:value-type="string">
            <text:p>Peek Test: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2.9221" calcext:value-type="float">
            <text:p>-12.92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568.5082" calcext:value-type="float">
            <text:p>-2568.508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5739.8046" calcext:value-type="float">
            <text:p>-5739.804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276.7919" calcext:value-type="float">
            <text:p>-276.79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5113.2458" calcext:value-type="float">
            <text:p>-5113.245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304.9597" calcext:value-type="float">
            <text:p>1304.959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-51.1298" calcext:value-type="float">
            <text:p>-51.129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41.0639" calcext:value-type="float">
            <text:p>541.063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794.0692" calcext:value-type="float">
            <text:p>2794.06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9.8708" calcext:value-type="float">
            <text:p>59.870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-3505.0943" calcext:value-type="float">
            <text:p>-3505.0943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-4459.8925" calcext:value-type="float">
            <text:p>-4459.892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8338.2362" calcext:value-type="float">
            <text:p>8338.236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-5212.0253" calcext:value-type="float">
            <text:p>-5212.025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-979.0232" calcext:value-type="float">
            <text:p>-979.023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165.1322" calcext:value-type="float">
            <text:p>1165.132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768.1186" calcext:value-type="float">
            <text:p>2768.118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-12205.7407" calcext:value-type="float">
            <text:p>-12205.7407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-1731.1557" calcext:value-type="float">
            <text:p>-1731.155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393.8475" calcext:value-type="float">
            <text:p>5393.8475</text:p>
          </table:table-cell>
        </table:table-row>
        <table:table-row table:style-name="ro1">
          <table:table-cell office:value-type="string" calcext:value-type="string">
            <text:p>ExtractMax Test: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2.9613" calcext:value-type="float">
            <text:p>112.96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919.4913" calcext:value-type="float">
            <text:p>-919.491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6222.6615" calcext:value-type="float">
            <text:p>-6222.661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60.812" calcext:value-type="float">
            <text:p>1160.81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2345.6231" calcext:value-type="float">
            <text:p>-2345.623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-2059.6885" calcext:value-type="float">
            <text:p>-2059.688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-430.8589" calcext:value-type="float">
            <text:p>-430.858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-1281.6719" calcext:value-type="float">
            <text:p>-1281.671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-3234.497" calcext:value-type="float">
            <text:p>-3234.49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-13585.2726" calcext:value-type="float">
            <text:p>-13585.272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098.1886" calcext:value-type="float">
            <text:p>1098.188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-3195.746" calcext:value-type="float">
            <text:p>-3195.74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-7779.9421" calcext:value-type="float">
            <text:p>-7779.942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-7573.6846" calcext:value-type="float">
            <text:p>-7573.684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-5123.6824" calcext:value-type="float">
            <text:p>-5123.682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-8775.8562" calcext:value-type="float">
            <text:p>-8775.856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589.9147" calcext:value-type="float">
            <text:p>1589.914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-11032.0558" calcext:value-type="float">
            <text:p>-11032.0558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6223.5288" calcext:value-type="float">
            <text:p>16223.528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57.1677" calcext:value-type="float">
            <text:p>757.16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23:24:21.668128761</meta:creation-date>
    <dc:date>2022-11-28T23:32:32.768453027</dc:date>
    <meta:editing-duration>PT4M46S</meta:editing-duration>
    <meta:editing-cycles>2</meta:editing-cycles>
    <meta:generator>LibreOffice/7.3.7.2$Linux_X86_64 LibreOffice_project/30$Build-2</meta:generator>
    <meta:document-statistic meta:table-count="1" meta:cell-count="12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88cm" svg:y="0.316cm" chart:style-name="ch2">
          <text:p>Add on BinaryMaxHeap</text:p>
        </chart:title>
        <chart:legend chart:legend-position="end" svg:x="13.995cm" svg:y="4.201cm" style:legend-expansion="high" chart:style-name="ch3"/>
        <chart:plot-area chart:style-name="ch4" table:cell-range-address="Sheet1.A2:Sheet1.B21" chart:data-source-has-labels="both" svg:x="1.331cm" svg:y="1.275cm" svg:width="12.344cm" svg:height="6.564cm">
          <chart:coordinate-region svg:x="2.614cm" svg:y="1.474cm" svg:width="10.919cm" svg:height="6.166cm"/>
          <chart:axis chart:dimension="x" chart:name="primary-x" chart:style-name="ch5" chartooo:axis-type="auto">
            <chartooo:date-scale/>
            <chart:title svg:x="7.327cm" svg:y="8.019cm" chart:style-name="ch6">
              <text:p>N</text:p>
            </chart:title>
            <chart:categories table:cell-range-address="Sheet1.A2:Sheet1.A21"/>
          </chart:axis>
          <chart:axis chart:dimension="y" chart:name="primary-y" chart:style-name="ch5">
            <chart:title svg:x="0.451cm" svg:y="5.236cm" chart:style-name="ch7">
              <text:p>time (ns)</text:p>
            </chart:title>
            <chart:grid chart:style-name="ch8" chart:class="major"/>
          </chart:axis>
          <chart:series chart:style-name="ch9" chart:values-cell-range-address="Sheet1.B2:Sheet1.B21" loext:label-string="time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2:Sheet1.A21</svg:desc>
                </draw:g>
              </table:table-cell>
              <table:table-cell office:value-type="float" office:value="2728.14">
                <text:p>2728.14</text:p>
                <draw:g>
                  <svg:desc>Sheet1.B2:Sheet1.B2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110.839">
                <text:p>2110.83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-1191.0371">
                <text:p>-1191.037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-829.9463">
                <text:p>-829.946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7894.1845">
                <text:p>-7894.184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-6997.1654">
                <text:p>-6997.165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-5501.9862">
                <text:p>-5501.986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12.8894">
                <text:p>412.889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104.853">
                <text:p>6104.85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4048.2786">
                <text:p>-4048.278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8113.0265">
                <text:p>8113.026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-2921.1693">
                <text:p>-2921.1693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-10321.4589">
                <text:p>-10321.458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-12484.9586">
                <text:p>-12484.958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-9969.8956">
                <text:p>-9969.895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-16490.2921">
                <text:p>-16490.2921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-15129.2108">
                <text:p>-15129.2108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-2733.8933">
                <text:p>-2733.8933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-15846.9853">
                <text:p>-15846.985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-18888.7006">
                <text:p>-18888.7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69cm" svg:y="0.316cm" chart:style-name="ch2">
          <text:p>Peek on BinaryMaxHeap</text:p>
        </chart:title>
        <chart:legend chart:legend-position="end" svg:x="13.995cm" svg:y="4.201cm" style:legend-expansion="high" chart:style-name="ch3"/>
        <chart:plot-area chart:style-name="ch4" table:cell-range-address="Sheet1.A23:Sheet1.B42" chart:data-source-has-labels="both" svg:x="1.331cm" svg:y="1.275cm" svg:width="12.344cm" svg:height="6.564cm">
          <chart:coordinate-region svg:x="2.614cm" svg:y="1.474cm" svg:width="10.919cm" svg:height="6.166cm"/>
          <chart:axis chart:dimension="x" chart:name="primary-x" chart:style-name="ch5" chartooo:axis-type="auto">
            <chartooo:date-scale/>
            <chart:title svg:x="7.327cm" svg:y="8.019cm" chart:style-name="ch6">
              <text:p>N</text:p>
            </chart:title>
            <chart:categories table:cell-range-address="Sheet1.A23:Sheet1.A42"/>
          </chart:axis>
          <chart:axis chart:dimension="y" chart:name="primary-y" chart:style-name="ch5">
            <chart:title svg:x="0.451cm" svg:y="5.236cm" chart:style-name="ch7">
              <text:p>time (ns)</text:p>
            </chart:title>
            <chart:grid chart:style-name="ch8" chart:class="major"/>
          </chart:axis>
          <chart:series chart:style-name="ch9" chart:values-cell-range-address="Sheet1.B23:Sheet1.B42" loext:label-string="time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23:Sheet1.A42</svg:desc>
                </draw:g>
              </table:table-cell>
              <table:table-cell office:value-type="float" office:value="-12.9221">
                <text:p>-12.9221</text:p>
                <draw:g>
                  <svg:desc>Sheet1.B23:Sheet1.B4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2568.5082">
                <text:p>-2568.508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-5739.8046">
                <text:p>-5739.804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-276.7919">
                <text:p>-276.791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5113.2458">
                <text:p>-5113.245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304.9597">
                <text:p>1304.959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-51.1298">
                <text:p>-51.129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41.0639">
                <text:p>541.063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794.0692">
                <text:p>2794.069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9.8708">
                <text:p>59.8708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-3505.0943">
                <text:p>-3505.094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-4459.8925">
                <text:p>-4459.89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8338.2362">
                <text:p>8338.236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-5212.0253">
                <text:p>-5212.025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-979.0232">
                <text:p>-979.023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165.1322">
                <text:p>1165.132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768.1186">
                <text:p>2768.1186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-12205.7407">
                <text:p>-12205.740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-1731.1557">
                <text:p>-1731.155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393.8475">
                <text:p>5393.8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34cm" svg:y="0.316cm" chart:style-name="ch2">
          <text:p>ExtractMax on BinaryMaxHeap</text:p>
        </chart:title>
        <chart:legend chart:legend-position="end" svg:x="13.995cm" svg:y="4.201cm" style:legend-expansion="high" chart:style-name="ch3"/>
        <chart:plot-area chart:style-name="ch4" table:cell-range-address="Sheet1.A44:Sheet1.B63" chart:data-source-has-labels="both" svg:x="1.331cm" svg:y="1.275cm" svg:width="12.344cm" svg:height="6.564cm">
          <chart:coordinate-region svg:x="2.614cm" svg:y="1.474cm" svg:width="10.919cm" svg:height="6.166cm"/>
          <chart:axis chart:dimension="x" chart:name="primary-x" chart:style-name="ch5" chartooo:axis-type="auto">
            <chartooo:date-scale/>
            <chart:title svg:x="7.327cm" svg:y="8.019cm" chart:style-name="ch6">
              <text:p>N</text:p>
            </chart:title>
            <chart:categories table:cell-range-address="Sheet1.A44:Sheet1.A63"/>
          </chart:axis>
          <chart:axis chart:dimension="y" chart:name="primary-y" chart:style-name="ch5">
            <chart:title svg:x="0.451cm" svg:y="5.236cm" chart:style-name="ch7">
              <text:p>time (ns)</text:p>
            </chart:title>
            <chart:grid chart:style-name="ch8" chart:class="major"/>
          </chart:axis>
          <chart:series chart:style-name="ch9" chart:values-cell-range-address="Sheet1.B44:Sheet1.B63" loext:label-string="time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44:Sheet1.A63</svg:desc>
                </draw:g>
              </table:table-cell>
              <table:table-cell office:value-type="float" office:value="112.9613">
                <text:p>112.9613</text:p>
                <draw:g>
                  <svg:desc>Sheet1.B44:Sheet1.B6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919.4913">
                <text:p>-919.491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-6222.6615">
                <text:p>-6222.661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160.812">
                <text:p>1160.81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2345.6231">
                <text:p>-2345.623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-2059.6885">
                <text:p>-2059.688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-430.8589">
                <text:p>-430.858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-1281.6719">
                <text:p>-1281.671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-3234.497">
                <text:p>-3234.49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13585.2726">
                <text:p>-13585.272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098.1886">
                <text:p>1098.1886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-3195.746">
                <text:p>-3195.74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-7779.9421">
                <text:p>-7779.9421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-7573.6846">
                <text:p>-7573.684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-5123.6824">
                <text:p>-5123.6824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-8775.8562">
                <text:p>-8775.856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589.9147">
                <text:p>1589.914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-11032.0558">
                <text:p>-11032.0558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6223.5288">
                <text:p>16223.528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57.1677">
                <text:p>757.16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